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65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  <style:text-properties fo:color="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_presen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iteration</text:p>
          </table:table-cell>
          <table:table-cell table:style-name="ce1" office:value-type="string" calcext:value-type="string">
            <text:p>computational_time (s)</text:p>
          </table:table-cell>
          <table:table-cell table:style-name="ce1" office:value-type="string" calcext:value-type="string">
            <text:p>objective_function_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P</text:p>
          </table:table-cell>
          <table:table-cell office:value-type="float" office:value="23" calcext:value-type="float">
            <text:p>23</text:p>
          </table:table-cell>
          <table:table-cell office:value-type="float" office:value="1.16065621376038" calcext:value-type="float">
            <text:p>1.16065621376038</text:p>
          </table:table-cell>
          <table:table-cell office:value-type="float" office:value="14.339131357178" calcext:value-type="float">
            <text:p>14.3391313571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13" calcext:value-type="float">
            <text:p>13</text:p>
          </table:table-cell>
          <table:table-cell office:value-type="float" office:value="0.391841411590576" calcext:value-type="float">
            <text:p>0.391841411590576</text:p>
          </table:table-cell>
          <table:table-cell office:value-type="float" office:value="13.3099491365837" calcext:value-type="float">
            <text:p>13.30994913658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AB</text:p>
          </table:table-cell>
          <table:table-cell office:value-type="float" office:value="13" calcext:value-type="float">
            <text:p>13</text:p>
          </table:table-cell>
          <table:table-cell office:value-type="float" office:value="0.390301465988159" calcext:value-type="float">
            <text:p>0.390301465988159</text:p>
          </table:table-cell>
          <table:table-cell office:value-type="float" office:value="13.3099491365837" calcext:value-type="float">
            <text:p>13.30994913658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BD</text:p>
          </table:table-cell>
          <table:table-cell office:value-type="float" office:value="21" calcext:value-type="float">
            <text:p>21</text:p>
          </table:table-cell>
          <table:table-cell office:value-type="float" office:value="0.161024570465088" calcext:value-type="float">
            <text:p>0.161024570465088</text:p>
          </table:table-cell>
          <table:table-cell office:value-type="float" office:value="13.3099491365837" calcext:value-type="float">
            <text:p>13.30994913658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robi</text:p>
          </table:table-cell>
          <table:table-cell office:value-type="string" calcext:value-type="string">
            <text:p>-</text:p>
          </table:table-cell>
          <table:table-cell office:value-type="float" office:value="0.00849699974060059" calcext:value-type="float">
            <text:p>0.00849699974060059</text:p>
          </table:table-cell>
          <table:table-cell office:value-type="float" office:value="13.3099484287275" calcext:value-type="float">
            <text:p>13.30994842872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P</text:p>
          </table:table-cell>
          <table:table-cell office:value-type="float" office:value="20" calcext:value-type="float">
            <text:p>20</text:p>
          </table:table-cell>
          <table:table-cell office:value-type="float" office:value="1.71637010574341" calcext:value-type="float">
            <text:p>1.71637010574341</text:p>
          </table:table-cell>
          <table:table-cell office:value-type="float" office:value="53.6796345288866" calcext:value-type="float">
            <text:p>53.67963452888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16" calcext:value-type="float">
            <text:p>16</text:p>
          </table:table-cell>
          <table:table-cell office:value-type="float" office:value="1.16372799873352" calcext:value-type="float">
            <text:p>1.16372799873352</text:p>
          </table:table-cell>
          <table:table-cell office:value-type="float" office:value="46.8034374426948" calcext:value-type="float">
            <text:p>46.80343744269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AB</text:p>
          </table:table-cell>
          <table:table-cell office:value-type="float" office:value="16" calcext:value-type="float">
            <text:p>16</text:p>
          </table:table-cell>
          <table:table-cell office:value-type="float" office:value="1.14834690093994" calcext:value-type="float">
            <text:p>1.14834690093994</text:p>
          </table:table-cell>
          <table:table-cell office:value-type="float" office:value="46.8034374426948" calcext:value-type="float">
            <text:p>46.80343744269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BD</text:p>
          </table:table-cell>
          <table:table-cell office:value-type="float" office:value="43" calcext:value-type="float">
            <text:p>43</text:p>
          </table:table-cell>
          <table:table-cell office:value-type="float" office:value="0.836827993392944" calcext:value-type="float">
            <text:p>0.836827993392944</text:p>
          </table:table-cell>
          <table:table-cell office:value-type="float" office:value="46.8034374426948" calcext:value-type="float">
            <text:p>46.80343744269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robi</text:p>
          </table:table-cell>
          <table:table-cell office:value-type="string" calcext:value-type="string">
            <text:p>-</text:p>
          </table:table-cell>
          <table:table-cell office:value-type="float" office:value="0.0120594501495361" calcext:value-type="float">
            <text:p>0.0120594501495361</text:p>
          </table:table-cell>
          <table:table-cell office:value-type="float" office:value="46.8034363116496" calcext:value-type="float">
            <text:p>46.803436311649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CP</text:p>
          </table:table-cell>
          <table:table-cell office:value-type="float" office:value="13" calcext:value-type="float">
            <text:p>13</text:p>
          </table:table-cell>
          <table:table-cell office:value-type="float" office:value="1.26487040519714" calcext:value-type="float">
            <text:p>1.26487040519714</text:p>
          </table:table-cell>
          <table:table-cell office:value-type="float" office:value="69.2369155184795" calcext:value-type="float">
            <text:p>69.236915518479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18" calcext:value-type="float">
            <text:p>18</text:p>
          </table:table-cell>
          <table:table-cell office:value-type="float" office:value="2.75401878356934" calcext:value-type="float">
            <text:p>2.75401878356934</text:p>
          </table:table-cell>
          <table:table-cell office:value-type="float" office:value="62.6690485043751" calcext:value-type="float">
            <text:p>62.66904850437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AB</text:p>
          </table:table-cell>
          <table:table-cell office:value-type="float" office:value="18" calcext:value-type="float">
            <text:p>18</text:p>
          </table:table-cell>
          <table:table-cell office:value-type="float" office:value="2.71570658683777" calcext:value-type="float">
            <text:p>2.71570658683777</text:p>
          </table:table-cell>
          <table:table-cell office:value-type="float" office:value="62.6690485043751" calcext:value-type="float">
            <text:p>62.66904850437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BD</text:p>
          </table:table-cell>
          <table:table-cell office:value-type="float" office:value="146" calcext:value-type="float">
            <text:p>146</text:p>
          </table:table-cell>
          <table:table-cell office:value-type="float" office:value="14.3885362148285" calcext:value-type="float">
            <text:p>14.3885362148285</text:p>
          </table:table-cell>
          <table:table-cell office:value-type="float" office:value="62.6690485043751" calcext:value-type="float">
            <text:p>62.669048504375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urobi</text:p>
          </table:table-cell>
          <table:table-cell office:value-type="string" calcext:value-type="string">
            <text:p>-</text:p>
          </table:table-cell>
          <table:table-cell office:value-type="float" office:value="0.0223968029022217" calcext:value-type="float">
            <text:p>0.0223968029022217</text:p>
          </table:table-cell>
          <table:table-cell office:value-type="float" office:value="62.6690484363427" calcext:value-type="float">
            <text:p>62.66904843634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14:27:31.722131468</dc:date>
    <meta:editing-duration>PT4M2S</meta:editing-duration>
    <meta:editing-cycles>1</meta:editing-cycles>
    <meta:document-statistic meta:table-count="1" meta:cell-count="96" meta:object-count="0"/>
    <meta:generator>LibreOffice/24.8.3.2$Linux_X86_64 LibreOffice_project/48a6bac9e7e268aeb4c3483fcf825c94556d9f92</meta:generator>
  </office:meta>
</office:document-meta>
</file>